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 Condensed" svg:font-family="'DejaVu Sans Condensed'"/>
    <style:font-face style:name="Georgia" svg:font-family="Georgia" style:font-family-generic="roman"/>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variant="normal" fo:text-transform="none" fo:color="#000000" style:text-line-through-style="none" style:text-position="0% 100%" style:font-name="Georgia" fo:font-size="13pt" fo:letter-spacing="normal" fo:language="fr" fo:country="FR" fo:font-style="normal" style:text-underline-style="none" fo:font-weight="normal" style:font-name-asian="Georgia" style:font-size-asian="13pt" style:language-asian="fr" style:country-asian="FR" style:font-style-asian="normal" style:font-weight-asian="normal" style:font-name-complex="Georgia" style:font-size-complex="13pt" style:font-style-complex="normal" style:font-weight-complex="normal" style:text-scale="100%"/>
    </style:style>
    <style:style style:name="T2" style:family="text">
      <style:text-properties fo:font-variant="normal" fo:text-transform="none" fo:color="#000000" style:text-line-through-style="none" style:text-position="0% 100%" style:font-name="Georgia" fo:font-size="13pt" fo:letter-spacing="normal" fo:language="la" fo:country="VA" fo:font-style="normal" style:text-underline-style="none" fo:font-weight="normal" style:font-name-asian="Georgia" style:font-size-asian="13pt" style:language-asian="la" style:country-asian="VA" style:font-style-asian="normal" style:font-weight-asian="normal" style:font-name-complex="Georgia" style:font-size-complex="13pt" style:font-style-complex="normal" style:font-weight-complex="normal" style:text-scale="100%"/>
    </style:style>
    <style:style style:name="T3" style:family="text">
      <style:text-properties fo:language="fr" fo:country="FR" style:language-asian="fr" style:country-asian="FR"/>
    </style:style>
    <style:style style:name="T4" style:family="text">
      <style:text-properties fo:language="la" fo:country="VA" style:language-asian="la" style:country-asian="V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éorgiques, Chant IV</text:h>
      <text:p text:style-name="Standard"><text:span text:style-name="_3c_pb_3e_"><text:span text:style-name="T3">[281]</text:span></text:span><text:span text:style-name="T3">C’est la vengeance d’un dieu qui te poursuit : </text:span><text:span text:style-name="_3c_pb_3e_"><text:span text:style-name="T3">[283]</text:span></text:span><text:span text:style-name="T3">tu expies un grand forfait ! Le malheureux Or­phée attire ces châtimens sur ta tête… Peine légère, en comparaison du crime !… Rends-en grâce au destin qui te protège… Orphée venge sur toi la perte d’une épouse que tu voulus ra­vir à sa tendresse. Pour échapper à ta poursuite, Eurydice fuyait à pas précipités le long du fleuve : l’infortunée ne vit pas un serpent énorme, que lui cachait l’herbe épaisse du rivage, et qui allait lui donner la mort ! Les jeunes Nymphes, ses compa­gnes, remplirent les monts voisins de leurs cris douloureux : le </text:span><text:span text:style-name="T4">Rhodope, </text:span><text:span text:style-name="T3">le Pangée, la belliqueuse patrie de Rhésus, les contrées du Gète ; celles que l’Hèbre arrose, ou qui reçurent la jeune Orithye, semblèrent partager leurs regrets. Pour Orphée, seul avec sa douleur, et tristement assis sur le ri­vage, il confiait ses plaintes à sa lyre fidèle : c’est toi, chère épouse ! toi qu’il chantait, au retour de la lumière ; toi qu’il chantait encore, à son déclin !</text:span></text:p>
      <text:p text:style-name="Standard"><text:span text:style-name="T3">Il fit plus : il osa franchir les gouffres du Ténare, ses forêts noires d’épouvante, et le seuil du palais de </text:span><text:span text:style-name="T4">Pluton</text:span><text:span text:style-name="T3"> </text:span><text:span text:style-name="T4">; </text:span><text:span text:style-name="T3">aborder les Mânes et leur formidable roi, et tenter de fléchir ces cœurs impitoyables que des prières humaines n’ont jamais fléchis. Au bruit harmonieux de ses accords, accouraient en foule du fond de l’Erèbe des ombres légères, aussi nombreu­ses que ces essaims d’oiseaux, que l’approche du soir ou la menace de l’orage chassent des montagnes dans les forêts. Autour du chantre divin erraient con­fondus des mères, des époux, des héros noblement tombés dans les combats ; des enfans, de jeunes vierges, </text:span><text:span text:style-name="_3c_pb_3e_"><text:span text:style-name="T3">[285]</text:span></text:span><text:span text:style-name="T3">encore étrangères aux douceurs de l’hymen ; des fils chéris, placés sur le bûcher sous les yeux paternels ! Tristes victimes, qu’enferment à jamais la fange et les noirs roseaux du Cocyte, et que le Styx enchaîne neuf fois dans ses affreux replis.</text:span></text:p>
      <text:p text:style-name="Standard"><text:span text:style-name="T3">Que dis-je ? Le </text:span><text:span text:style-name="T4">Tartare </text:span><text:span text:style-name="T3">lui-même fut ému jus­que dans ses plus profonds abîmes ; les Euménides, aux cheveux hérissés de </text:span><text:span text:style-name="T4">serpens, </text:span><text:span text:style-name="T3">tressaillirent : Cer­bère étonné retint son triple aboiement dans sa gueule béante, et le vent qui emporte la roue d’Ixion, cessa un moment de l’agiter.</text:span></text:p>
      <text:p text:style-name="Standard"><text:span text:style-name="T3">Vainqueur de tous les obstacles, échappé à tous les dangers, il revenait enfin : il touchait aux portes du jour. Rendue à son amour, sa chère Eurydice suivait ses pas ; telle était la condition imposée par Pro­serpine !… Soudain, oubliant la loi fatale, vaincu par son amour, égaré par son délire (faute helas ! bien pardonnable, si l’enfer savait pardonner !) il se retourne… C’en est fait ; le fruit de tant de pei­nes est perdu pour toujours ; tout pacte est rompu avec le tyran des Enfers ; et trois fois l’</text:span><text:span text:style-name="T4">Averne </text:span><text:span text:style-name="T3">en a mugi d’une horrible joie.</text:span></text:p>
      <text:p text:style-name="Standard"><text:span text:style-name="T3">Eurydice s’écrie : « Qu’as-tu fait, cher époux ! quel aveugle transport nous perd à jamais l’un et l’autre ! la cruelle mort a ressaisi sa proie… déjà son éter­nel sommeil ferme mes yeux éteints… une ombre épaisse m’environne ; adieu ! En vain mes faibles bras te cherchent encore… je ne suis plus à toi… adieu ! » – Elle dit, s’évapore, et disparaît comme une vapeur légère, que dissipe le souffle des vents. En vain le malheureux Orphée s’efforce de saisir </text:span><text:span text:style-name="_3c_pb_3e_"><text:span text:style-name="T3">[287]</text:span></text:span><text:span text:style-name="T3">une ombre qui lui échappe : en vain, il voudrait lui parler encore ; elle s’évanouit pour toujours ; et le nocher des Enfers ne lui permit plus de franchir l’inexorable barrière.</text:span></text:p>
      <text:p text:style-name="Standard"><text:span text:style-name="T3">Que faire ? où porter ses pas, privé deux fois d’une épouse si tendrement aimée ! Par quels pleurs, par quels accens tenter de fléchir encore les Mânes, et les dieux des sombres bords ! Hélas ! déjà la barque fatale entraînait l’ombre froide d’Eurydice. On raconte que durant sept mois entiers, l’inconsolable Orphée redit ses douleurs aux rochers de </text:span><text:span text:style-name="T4">Ia Thrace, </text:span><text:span text:style-name="T3">aux antres glacés, aux rives désertes du </text:span><text:span text:style-name="T4">Strymon</text:span><text:span text:style-name="T3">, entraînant sur ses pas les tigres adoucis, et les arbres même, charmés par la douceur de ses chants. Telle, sous l’épais feuillage d’un peuplier, la plaintive Philomèle déplore la perte de ses petits, qu’un pâtre inhumain a ravis, nus encore, à sa ten­dresse. Mère infortunée, elle passe les nuits en­tières à gémir, et fixée sur le même rameau, elle dit, redit son chant de douleur, et l’écho le ré­pète tristement au loin.</text:span></text:p>
      <text:p text:style-name="Standard"><text:span text:style-name="T3">Plus d’amour, plus d’hymen pour Orphée. Tou­jours seul, il porta son désespoir au milieu des glaces hyperboréennes, sur les bords du Tanaïs, et dans les contrées qu’assiégent les éternels frimas des monts Riphées ; pleurant sans cesse la perte d’Eury­dice, et reprochant à </text:span><text:span text:style-name="T4">Pluton </text:span><text:span text:style-name="T3">l’inutilité de ses per­fides bienfaits. Furieuses de ses mépris, les femmes de </text:span><text:span text:style-name="T4">Thrace </text:span><text:span text:style-name="T3">se jetèrent sur le jeune infortuné, à la </text:span><text:span text:style-name="_3c_pb_3e_"><text:span text:style-name="T3">[289]</text:span></text:span><text:span text:style-name="T3">faveur du tumulte nocturne des fêtes de </text:span><text:span text:style-name="T4">Bacchus, </text:span><text:span text:style-name="T3">et dispersèrent dans les champs ses membres déchirés. L’Hèbre reçut sa tête, séparée de son cou d’albâtre ; et tandis qu’elle flottait, </text:span><text:soft-page-break/><text:span text:style-name="T3">entraînée par le courant du fleuve, sa langue déjà glacée faisait entendre encore un son plaintif et mourant : il nommait Eurydice ! et tout l’écho du fleuve répondait, Eurydic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 Condensed" svg:font-family="'DejaVu Sans Condensed'"/>
    <style:font-face style:name="Georgia" svg:font-family="Georgia" style:font-family-generic="roman"/>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3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_3c_argument_3e_" style:display-name="&lt;argument&gt;" style:family="paragraph" style:parent-style-name="Text_20_body">
      <style:paragraph-properties fo:margin-left="1cm" fo:margin-right="1cm" fo:text-indent="0cm" style:auto-text-indent="false"/>
      <style:text-properties fo:font-style="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3c_l_3e_" style:display-name="&lt;l&gt;" style:family="paragraph" style:parent-style-name="Text_20_body">
      <style:paragraph-properties fo:text-align="center" style:justify-single-word="false"/>
    </style:style>
    <style:style style:name="Corps_20_du_20_texte_20__28_2_29_" style:display-name="Corps du texte (2)" style:family="paragraph" style:master-page-name="">
      <style:paragraph-properties fo:margin-left="0cm" fo:margin-right="0cm" fo:text-indent="-3.669cm" style:auto-text-indent="false" style:page-number="auto" fo:background-color="#ffffff">
        <style:background-image/>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3c_pb_3e_" style:display-name="&lt;pb&gt;" style:family="text">
      <style:text-properties fo:color="#ff3333" style:text-position="sub 58%"/>
    </style:style>
    <style:style style:name="Footnote_20_Symbol" style:display-name="Footnote Symbol" style:family="text"/>
    <style:style style:name="Footnote_20_anchor" style:display-name="Footnote anchor" style:family="text">
      <style:text-properties style:text-position="super 58%"/>
    </style:style>
    <style:style style:name="DefaultFontStyle" style:family="text">
      <style:text-properties fo:color="#000000" style:text-position="0% 100%" style:font-name="DejaVu Sans Condensed" fo:font-size="12pt" fo:letter-spacing="normal" fo:language="fr" fo:country="FR" style:font-name-asian="DejaVu Sans Condensed" style:font-size-asian="12pt" style:language-asian="fr" style:country-asian="FR" style:font-name-complex="DejaVu Sans Condensed" style:font-size-complex="12pt" style:language-complex="fr" style:country-complex="FR" style:text-scale="100%"/>
    </style:style>
    <style:style style:name="CharStyle4" style:family="text" style:parent-style-name="DefaultFontStyle"/>
    <style:style style:name="Default_20_Paragraph_20_Font" style:display-name="Default Paragraph Font" style:family="text"/>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rolina Suchecka</meta:initial-creator>
    <meta:creation-date>2019-03-24T12:23:45.39</meta:creation-date>
    <dc:date>2019-12-30T15:48:44.64</dc:date>
    <dc:creator>Karolina Suchecka</dc:creator>
    <meta:editing-duration>PT15H34M17S</meta:editing-duration>
    <meta:editing-cycles>16</meta:editing-cycles>
    <meta:generator>OpenOffice/4.1.6$Win32 OpenOffice.org_project/416m1$Build-9790</meta:generator>
    <meta:document-statistic meta:table-count="0" meta:image-count="0" meta:object-count="0" meta:page-count="2" meta:paragraph-count="8" meta:word-count="855" meta:character-count="4981"/>
  </office:meta>
</office:document-meta>
</file>